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Currency" style:data-style-name="N34"/>
    <style:style style:name="ce4" style:family="table-cell" style:parent-style-name="Hyperlink" style:data-style-name="N0">
      <style:text-properties fo:color="#0563C1" style:text-underline-style="solid" style:text-underline-type="single"/>
    </style:style>
    <style:style style:name="ce5" style:family="table-cell" style:parent-style-name="Default" style:data-style-name="N0">
      <style:text-properties fo:font-style="italic" style:font-style-asian="italic" style:font-style-complex="italic"/>
    </style:style>
    <style:style style:name="ce6" style:family="table-cell" style:parent-style-name="Default" style:data-style-name="N0"/>
    <style:style style:name="co1" style:family="table-column">
      <style:table-column-properties fo:break-before="auto" style:column-width="7.56708333333333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OSMM Pump Bill of Materia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5">
            <text:p>Pre-Fabricated Parts</text:p>
          </table:table-cell>
          <table:table-cell office:value-type="string" table:style-name="ce1">
            <text:p>Quantity</text:p>
          </table:table-cell>
          <table:table-cell office:value-type="string" table:style-name="ce1">
            <text:p>Source</text:p>
          </table:table-cell>
          <table:table-cell office:value-type="string" table:style-name="ce1">
            <text:p>Cost per unit</text:p>
          </table:table-cell>
          <table:table-cell office:value-type="string" table:style-name="ce1">
            <text:p>Total Cost</text:p>
          </table:table-cell>
          <table:table-cell office:value-type="string" table:style-name="ce1">
            <text:p>Comment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AMPS 1.4 shiel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s://www.aliexpress.com/item/32964178488.html?spm=a2g0o.productlist.0.0.3f6b61653fzvbI&amp;algo_pvid=e1336f30-0064-4899-9dea-8948ab234705&amp;algo_expid=e1336f30-0064-4899-9dea-8948ab234705-0&amp;btsid=0ab6d59515949295159004708ea396&amp;ws_ab_test=searchweb0_0,searchweb201602_,searchweb201603_</text:p>
          </table:table-cell>
          <table:table-cell office:value-type="currency" office:value="3.03" table:style-name="ce3">
            <text:p><text:s/>$3.03<text:s/></text:p>
          </table:table-cell>
          <table:table-cell office:value-type="currency" office:value="3.03" table:formula="of:=[.B3]*[.D3]" table:style-name="ce3">
            <text:p><text:s/>$3.03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rduino Meg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s://www.amazon.com/ELEGOO-ATmega2560-ATMEGA16U2-Projects-Compliant/dp/B01H4ZLZLQ/ref=sr_1_3?dchild=1&amp;keywords=arduino+mega&amp;qid=1594929562&amp;sr=8-3</text:p>
          </table:table-cell>
          <table:table-cell office:value-type="currency" office:value="15.99" table:style-name="ce3">
            <text:p><text:s/>$15.99<text:s/></text:p>
          </table:table-cell>
          <table:table-cell office:value-type="currency" office:value="15.99" table:formula="of:=[.B4]*[.D4]" table:style-name="ce3">
            <text:p><text:s/>$15.99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4988 Stepper Drivers</text:p>
          </table:table-cell>
          <table:table-cell office:value-type="float" office:value="5" table:style-name="ce1">
            <text:p>5</text:p>
          </table:table-cell>
          <table:table-cell office:value-type="string" table:style-name="ce4">
            <text:p><text:a xlink:href="https://www.aliexpress.com/item/32965199683.html?spm=a2g0o.productlist.0.0.1bad47249P5KaW&amp;algo_pvid=b749d839-c838-4ac7-982d-5d8a2f716fce&amp;algo_expid=b749d839-c838-4ac7-982d-5d8a2f716fce-0&amp;btsid=0be3743615949296039908077e7315&amp;ws_ab_test=searchweb0_0,searchweb201602_,searchweb201603_">https://www.aliexpress.com/item/32965199683.html?spm=a2g0o.productlist.0.0.1bad47249P5KaW&amp;algo_pvid=b749d839-c838-4ac7-982d-5d8a2f716fce&amp;algo_expid=b749d839-c838-4ac7-982d-5d8a2f716fce-0&amp;btsid=0be3743615949296039908077e7315&amp;ws_ab_test=searchweb0_0,searchweb201602_,searchweb201603_</text:a></text:p>
          </table:table-cell>
          <table:table-cell office:value-type="currency" office:value="0.6" table:style-name="ce3">
            <text:p><text:s/>$0.60<text:s/></text:p>
          </table:table-cell>
          <table:table-cell office:value-type="currency" office:value="3" table:formula="of:=[.B5]*[.D5]" table:style-name="ce3">
            <text:p><text:s/>$3.00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eprapDiscount full graphic smart controller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<text:a xlink:href="https://www.aliexpress.com/item/33008632717.html?spm=a2g0o.productlist.0.0.69166d89EcyyNP&amp;algo_pvid=9eee0ba3-88eb-4d83-ad05-80a1701d7b13&amp;algo_expid=9eee0ba3-88eb-4d83-ad05-80a1701d7b13-0&amp;btsid=0ab6f83a15949296904214929e3aa5&amp;ws_ab_test=searchweb0_0,searchweb201602_,searchweb201603_">https://www.aliexpress.com/item/33008632717.html?spm=a2g0o.productlist.0.0.69166d89EcyyNP&amp;algo_pvid=9eee0ba3-88eb-4d83-ad05-80a1701d7b13&amp;algo_expid=9eee0ba3-88eb-4d83-ad05-80a1701d7b13-0&amp;btsid=0ab6f83a15949296904214929e3aa5&amp;ws_ab_test=searchweb0_0,searchweb201602_,searchweb201603_</text:a></text:p>
          </table:table-cell>
          <table:table-cell office:value-type="currency" office:value="10.99" table:style-name="ce3">
            <text:p><text:s/>$10.99<text:s/></text:p>
          </table:table-cell>
          <table:table-cell office:value-type="currency" office:value="10.99" table:formula="of:=[.B6]*[.D6]" table:style-name="ce3">
            <text:p><text:s/>$10.99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12V Power Supply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<text:a xlink:href="https://www.amazon.com/eTopxizu-Universal-Regulated-Switching-Computer/dp/B00D7CWSCG/ref=sr_1_9?keywords=12V+power+supply&amp;qid=1582316424&amp;sr=8-9">https://www.amazon.com/eTopxizu-Universal-Regulated-Switching-Computer/dp/B00D7CWSCG/ref=sr_1_9?keywords=12V+power+supply&amp;qid=1582316424&amp;sr=8-9</text:a></text:p>
          </table:table-cell>
          <table:table-cell office:value-type="currency" office:value="18.95" table:style-name="ce3">
            <text:p><text:s/>$18.95<text:s/></text:p>
          </table:table-cell>
          <table:table-cell office:value-type="currency" office:value="18.95" table:formula="of:=[.B7]*[.D7]" table:style-name="ce3">
            <text:p><text:s/>$18.95<text:s/></text:p>
          </table:table-cell>
          <table:table-cell office:value-type="string" table:style-name="ce1">
            <text:p>This is very much overkill for this project, but I had one laying around. Any 12V DC power supply will do.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EC Socke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<text:a xlink:href="https://www.amazon.com/BIQU-Rocker-Switch-Socket-Module/dp/B07KS2TQ45/ref=sr_1_3?dchild=1&amp;keywords=IEC+socket&amp;qid=1594929849&amp;sr=8-3">https://www.amazon.com/BIQU-Rocker-Switch-Socket-Module/dp/B07KS2TQ45/ref=sr_1_3?dchild=1&amp;keywords=IEC+socket&amp;qid=1594929849&amp;sr=8-3</text:a></text:p>
          </table:table-cell>
          <table:table-cell office:value-type="currency" office:value="8.99" table:style-name="ce3">
            <text:p><text:s/>$8.99<text:s/></text:p>
          </table:table-cell>
          <table:table-cell office:value-type="currency" office:value="8.99" table:formula="of:=[.B8]*[.D8]" table:style-name="ce3">
            <text:p><text:s/>$8.99<text:s/></text:p>
          </table:table-cell>
          <table:table-cell office:value-type="string" table:style-name="ce1">
            <text:p>Only necessary if you're using a DC power supply you have to wire yourself(like I did). Not necessarily necessary if you use a wall wart.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EMA 14 Stepper Motors</text:p>
          </table:table-cell>
          <table:table-cell office:value-type="float" office:value="5" table:style-name="ce1">
            <text:p>5</text:p>
          </table:table-cell>
          <table:table-cell office:value-type="string" office:string-value="https://www.omc-stepperonline.com/nema-14-stepper-motor/nema-14-bipolar-1-8deg-23ncm-32-6oz-in-0-5a-7-5v-35x35x42mm-4-wires.html" table:formula="of:=['file:///D:/Documents/purchase%202020%20URSA_MacEachern_1.xlsx'#requisition.$C$21]" table:style-name="ce1">
            <text:p>https://www.omc-stepperonline.com/nema-14-stepper-motor/nema-14-bipolar-1-8deg-23ncm-32-6oz-in-0-5a-7-5v-35x35x42mm-4-wires.html</text:p>
          </table:table-cell>
          <table:table-cell office:value-type="currency" office:value="11.37" table:style-name="ce3">
            <text:p><text:s/>$11.37<text:s/></text:p>
          </table:table-cell>
          <table:table-cell office:value-type="currency" office:value="56.849999999999994" table:formula="of:=[.B9]*[.D9]" table:style-name="ce3">
            <text:p><text:s/>$56.85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5mm x 36mm Steel Pin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<text:a xlink:href="https://www.mcmaster.com/91595A380/">https://www.mcmaster.com/91595A380/</text:a></text:p>
          </table:table-cell>
          <table:table-cell office:value-type="currency" office:value="13.63" table:style-name="ce3">
            <text:p><text:s/>$13.63<text:s/></text:p>
          </table:table-cell>
          <table:table-cell office:value-type="currency" office:value="13.63" table:formula="of:=[.B10]*[.D10]" table:style-name="ce3">
            <text:p><text:s/>$13.63<text:s/></text:p>
          </table:table-cell>
          <table:table-cell office:value-type="string" table:style-name="ce1">
            <text:p>You will need 5 of these, but this is a 25-pac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/32" x 1" steel pin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<text:a xlink:href="https://www.mcmaster.com/98381A443/">https://www.mcmaster.com/98381A443/</text:a></text:p>
          </table:table-cell>
          <table:table-cell office:value-type="currency" office:value="6.11" table:style-name="ce3">
            <text:p><text:s/>$6.11<text:s/></text:p>
          </table:table-cell>
          <table:table-cell office:value-type="currency" office:value="6.11" table:formula="of:=[.B11]*[.D11]" table:style-name="ce3">
            <text:p><text:s/>$6.11<text:s/></text:p>
          </table:table-cell>
          <table:table-cell office:value-type="string" table:style-name="ce1">
            <text:p>You will need 15-30 of these, but this is a 50-pack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#4 Screw Spacer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<text:a xlink:href="https://www.mcmaster.com/94639A714/">https://www.mcmaster.com/94639A714/</text:a></text:p>
          </table:table-cell>
          <table:table-cell office:value-type="currency" office:value="10.6" table:style-name="ce3">
            <text:p><text:s/>$10.60<text:s/></text:p>
          </table:table-cell>
          <table:table-cell office:value-type="currency" office:value="10.6" table:formula="of:=[.B12]*[.D12]" table:style-name="ce3">
            <text:p><text:s/>$10.60<text:s/></text:p>
          </table:table-cell>
          <table:table-cell office:value-type="string" table:style-name="ce1">
            <text:p>You will need 15-30 of these, but this is a 100-pack.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ilicone Tubing(1/32" ID, 5/32" OD)</text:p>
          </table:table-cell>
          <table:table-cell office:value-type="float" office:value="5" table:style-name="ce1">
            <text:p>5</text:p>
          </table:table-cell>
          <table:table-cell office:value-type="string" table:style-name="ce4">
            <text:p><text:a xlink:href="https://www.mcmaster.com/9628T54/">https://www.mcmaster.com/9628T54/</text:a></text:p>
          </table:table-cell>
          <table:table-cell office:value-type="currency" office:value="1.66" table:style-name="ce3">
            <text:p><text:s/>$1.66<text:s/></text:p>
          </table:table-cell>
          <table:table-cell office:value-type="currency" office:value="8.2999999999999989" table:formula="of:=[.B13]*[.D13]" table:style-name="ce3">
            <text:p><text:s/>$8.30<text:s/></text:p>
          </table:table-cell>
          <table:table-cell office:value-type="string" table:style-name="ce1">
            <text:p>5 feet is the smallest roll McMaster has available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3 Screws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<text:a xlink:href="https://www.amazon.com/Sutemribor-320Pcs-Stainless-Button-Assortment/dp/B07CYNKLT2/ref=sr_1_3?dchild=1&amp;keywords=m3+screws&amp;qid=1594930375&amp;sr=8-3">https://www.amazon.com/Sutemribor-320Pcs-Stainless-Button-Assortment/dp/B07CYNKLT2/ref=sr_1_3?dchild=1&amp;keywords=m3+screws&amp;qid=1594930375&amp;sr=8-3</text:a></text:p>
          </table:table-cell>
          <table:table-cell office:value-type="currency" office:value="10.99" table:style-name="ce3">
            <text:p><text:s/>$10.99<text:s/></text:p>
          </table:table-cell>
          <table:table-cell office:value-type="currency" office:value="10.99" table:formula="of:=[.B14]*[.D14]" table:style-name="ce3">
            <text:p><text:s/>$10.99<text:s/>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number-columns-repeated="2" table:style-name="ce3"/>
          <table:table-cell table:number-columns-repeated="16379" table:style-name="ce1"/>
        </table:table-row>
        <table:table-row table:style-name="ro1">
          <table:table-cell office:value-type="string" table:style-name="ce5">
            <text:p>3D Printed Parts</text:p>
          </table:table-cell>
          <table:table-cell table:number-columns-repeated="2" table:style-name="ce1"/>
          <table:table-cell table:number-columns-repeated="2"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Healical Gear (10R@35.00)</text:p>
          </table:table-cell>
          <table:table-cell office:value-type="float" office:value="5" table:style-name="ce1">
            <text:p>5</text:p>
          </table:table-cell>
          <table:table-cell table:style-name="ce1"/>
          <table:table-cell table:number-columns-repeated="2"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Healical Gear (30L@35.00)</text:p>
          </table:table-cell>
          <table:table-cell office:value-type="float" office:value="5" table:style-name="ce1">
            <text:p>5</text:p>
          </table:table-cell>
          <table:table-cell table:style-name="ce1"/>
          <table:table-cell table:number-columns-repeated="2"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Motor Mount</text:p>
          </table:table-cell>
          <table:table-cell office:value-type="float" office:value="5" table:style-name="ce1">
            <text:p>5</text:p>
          </table:table-cell>
          <table:table-cell table:style-name="ce1"/>
          <table:table-cell table:number-columns-repeated="2"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Pump Cover</text:p>
          </table:table-cell>
          <table:table-cell office:value-type="float" office:value="5" table:style-name="ce1">
            <text:p>5</text:p>
          </table:table-cell>
          <table:table-cell table:style-name="ce1"/>
          <table:table-cell table:number-columns-repeated="2"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Roller Holder</text:p>
          </table:table-cell>
          <table:table-cell office:value-type="float" office:value="5" table:style-name="ce1">
            <text:p>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lectronics Body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This is for the overall electronics cas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lectronics Platform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This is for the overall electronics cas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lectronics Lid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This is for the overall electronics case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Optional Par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Ball and Socket Connecto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Dupont Crimper/Crimp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40 mm fans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<text:a xlink:href="https://www.amazon.com/ANVISION-Bearing-Brushless-Cooling-YDM4010B12/dp/B0711FVD48/ref=sr_1_5?dchild=1&amp;keywords=40mm+fan&amp;qid=1594930715&amp;sr=8-5">https://www.amazon.com/ANVISION-Bearing-Brushless-Cooling-YDM4010B12/dp/B0711FVD48/ref=sr_1_5?dchild=1&amp;keywords=40mm+fan&amp;qid=1594930715&amp;sr=8-5</text:a></text:p>
          </table:table-cell>
          <table:table-cell office:value-type="float" office:value="11.98" table:style-name="ce1">
            <text:p>11.98</text:p>
          </table:table-cell>
          <table:table-cell office:value-type="float" office:value="11.98" table:formula="of:=[.D29]*[.B29]" table:style-name="ce1">
            <text:p>11.98</text:p>
          </table:table-cell>
          <table:table-cell table:number-columns-repeated="16379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'file:///D:/Documents/purchase%202020%20URSA_MacEachern_1.xlsx'#requisition" table:style-name="ta2">
        <table:table-source xlink:href="file:///D:/Documents/purchase%202020%20URSA_MacEachern_1.xlsx" table:table-name="requisition" table:mode="copy-results-only"/>
        <table:table-column/>
        <table:table-row table:number-rows-repeated="20">
          <table:table-cell table:number-columns-repeated="16384"/>
        </table:table-row>
        <table:table-row>
          <table:table-cell table:number-columns-repeated="2"/>
          <table:table-cell office:value-type="string" office:string-value="https://www.omc-stepperonline.com/nema-14-stepper-motor/nema-14-bipolar-1-8deg-23ncm-32-6oz-in-0-5a-7-5v-35x35x42mm-4-wires.html"/>
          <table:table-cell table:number-columns-repeated="16381"/>
        </table:table-row>
        <table:table-row table:number-rows-repeated="1048555">
          <table:table-cell table:number-columns-repeated="16381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4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34P1">
      <number:text> </number:text>
      <number:currency-symbol>$</number:currency-symbol>
      <number:text>(</number:text>
      <number:number number:decimal-places="2" number:min-integer-digits="1" number:grouping="true"/>
      <number:text>)</number:text>
    </number:currency-style>
    <number:currency-style style:name="N34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style:style style:name="Currency" style:family="table-cell" style:data-style-name="N34"/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Josh MacEachern</meta:initial-creator>
    <dc:creator>Josh MacEachern</dc:creator>
    <meta:creation-date>2020-07-16T19:55:30Z</meta:creation-date>
    <dc:date>2020-07-16T23:24:07Z</dc:date>
  </office:meta>
</office:document-meta>
</file>